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221cm" fo:min-width="0.002cm"/>
    </style:style>
    <style:style style:name="gr3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222cm" fo:min-width="0.002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223cm" fo:min-width="0.003cm"/>
    </style:style>
    <style:style style:name="gr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224cm" fo:min-width="0.002cm"/>
    </style:style>
    <style:style style:name="gr6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222cm" fo:min-width="0.0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3cm" fo:min-width="4.6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3cm" fo:min-width="1.6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3cm" fo:min-width="1.6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3cm" fo:min-width="2.1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22cm" svg:y1="24.833cm" svg:x2="6.818cm" svg:y2="5.32cm">
          <text:p/>
        </draw:line>
        <draw:line draw:style-name="gr1" draw:text-style-name="P1" draw:layer="layout" svg:x1="13.322cm" svg:y1="24.833cm" svg:x2="19.826cm" svg:y2="5.32cm">
          <text:p/>
        </draw:line>
        <draw:custom-shape draw:style-name="gr2" draw:text-style-name="P2" draw:layer="layout" svg:width="0.71cm" svg:height="0.665cm" svg:x="6.493cm" svg:y="4.9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1cm" svg:height="0.666cm" svg:x="12.938cm" svg:y="24.5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09cm" svg:height="0.669cm" svg:x="10.841cm" svg:y="18.0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1cm" svg:height="0.668cm" svg:x="8.654cm" svg:y="11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09cm" svg:height="0.666cm" svg:x="15.138cm" svg:y="18.0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08cm" svg:height="0.665cm" svg:x="17.246cm" svg:y="11.5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1cm" svg:height="0.666cm" svg:x="19.501cm" svg:y="4.9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155cm" svg:height="2.463cm" svg:x="1.013cm" svg:y="2.137cm">
          <draw:text-box>
            <text:p>Level</text:p>
          </draw:text-box>
        </draw:frame>
        <draw:custom-shape draw:style-name="gr3" draw:text-style-name="P2" draw:layer="layout" svg:width="0.71cm" svg:height="0.666cm" svg:x="12.938cm" svg:y="24.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183cm" svg:height="2.463cm" svg:x="2.591cm" svg:y="4.019cm">
          <draw:text-box>
            <text:p>0</text:p>
          </draw:text-box>
        </draw:frame>
        <draw:frame draw:style-name="gr9" draw:text-style-name="P3" draw:layer="layout" svg:width="2.184cm" svg:height="2.463cm" svg:x="2.427cm" svg:y="10.662cm">
          <draw:text-box>
            <text:p>1</text:p>
          </draw:text-box>
        </draw:frame>
        <draw:frame draw:style-name="gr10" draw:text-style-name="P3" draw:layer="layout" svg:width="2.65cm" svg:height="2.463cm" draw:transform="rotate (-1.5707963267949) translate (5.215cm 12.895cm)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8:21.984273022</dc:date>
    <meta:editing-duration>PT2H11M36S</meta:editing-duration>
    <meta:editing-cycles>58</meta:editing-cycles>
    <meta:generator>LibreOffice/6.3.2.2$MacOSX_X86_64 LibreOffice_project/98b30e735bda24bc04ab42594c85f7fd8be07b9c</meta:generator>
    <meta:document-statistic meta:object-count="14"/>
  </office:meta>
</office:document-meta>
</file>